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lipboard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lipboardWrite</text:h>
                    <text:list>
                        <text:list-item>
                            <text:h text:style-name="Heading_20_2" text:outline-level="2">Description</text:h>
                        </text:list-item>
                    </text:list>
                </text:list-item>
            </text:list>

            <text:p text:style-name="Standard">Writes data specified through the <text:span text:style-name="backtick">data</text:span> property to the clipboard, which can be text or image.</text:p>

            
                <text:list xml:id="list_ClipboardWrite2" text:continue-numbering="true" text:continue-list="list_Clipboard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lipboardWrite5"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ata that is written to the clipboard. It can be of type <text:span text:style-name="backtick">string</text:span> or <text:span text:style-name="backtick">blob</text:span>. If it is of type `blob', then it is assumed that it is an imag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lipboardWrite6" text:continue-numbering="true" text:continue-list="list_ClipboardWri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lipboardWrite7" text:continue-numbering="true" text:continue-list="list_ClipboardWri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lipboardWrite8" text:continue-numbering="true" text:continue-list="list_ClipboardWri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lipboardWrite9" text:continue-numbering="true" text:continue-list="list_ClipboardWri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lipboardWrite10" text:continue-numbering="true" text:continue-list="list_ClipboardWri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lipboardWrite3" text:continue-numbering="true" text:continue-list="list_ClipboardWrite2" text:style-name="Outline">
                    <text:list-item>
                        <text:list>
                            <text:list-item>
                                <text:h text:style-name="Heading_20_2" text:outline-level="2">Inputs</text:h>
                            </text:list-item>
                        </text:list>
                    </text:list-item>
                </text:list>

                
                            <text:list xml:id="list_ClipboardWri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ClipboardWrite4" text:continue-numbering="true" text:continue-list="list_ClipboardWrite3" text:style-name="Outline">
                    <text:list-item>
                        <text:list>
                            <text:list-item>
                                <text:h text:style-name="Heading_20_2" text:outline-level="2">Outputs</text:h>
                            </text:list-item>
                        </text:list>
                    </text:list-item>
                </text:list>

                
                            <text:list xml:id="list_ClipboardWri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